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еречень основных команд</text:h>
      <text:p text:style-name="P2"><text:tab/>После подробного описания приведем краткий перечень основных команд, определенных в файле <text:span text:style-name="T2">testsmakr2.tex</text:span><text:span text:style-name="T1"> </text:span><text:span text:style-name="T4">и </text:span>необходимых для работы. они разделены на 6 групп.</text:p>
      <text:p text:style-name="P1">1) Параметры.</text:p>
      <text:p text:style-name="P1"><text:span text:style-name="T7">\trueotv</text:span> Маркер правильных ответов.</text:p>
      <text:p text:style-name="P1"><text:span text:style-name="T7">\printsimple</text:span> печатать без заголовков.</text:p>
      <text:p text:style-name="P1"><text:span text:style-name="T7">\printall</text:span> Печатать с заголовками.</text:p>
      <text:p text:style-name="P1"><text:span text:style-name="T7">\setprinttrueotv</text:span> Команда помечать правильные ответы при печати.</text:p>
      <text:p text:style-name="P1"><text:span text:style-name="T7">\setnoprinttrueotv</text:span> Команда не помечать правильные ответы при печати.</text:p>
      <text:p text:style-name="P1"><text:span text:style-name="T5">\ResetVariant{&lt;Номер варианта&gt;}</text:span> Установка заданного значения номера варианта.</text:p>
      <text:p text:style-name="P1"/>
      <text:p text:style-name="P1">2) Команды разметки.</text:p>
      <text:p text:style-name="P1"><text:span text:style-name="T2">\Qvery{</text:span><text:span text:style-name="T5">вопрос</text:span><text:span text:style-name="T2">}\endQvery</text:span> Команда для обозначения вопроса.</text:p>
      <text:p text:style-name="P1"><text:span text:style-name="T7">\VarQveryOtv</text:span> Команда для обозначения варианта ответа.</text:p>
      <text:p text:style-name="P1"><text:span text:style-name="T5">\AddNewSectionFile{&lt;Имя файла&gt;}</text:span> Добавление в группу вопросов из файла.</text:p>
      <text:p text:style-name="P1"><text:span text:style-name="T7">\AddNewSection</text:span> Объявление новой группы вопросов.</text:p>
      <text:p text:style-name="P1"/>
      <text:p text:style-name="P1">3) Команды вывода вопросов</text:p>
      <text:p text:style-name="P1"><text:span text:style-name="T7">\printQSection</text:span><text:span text:style-name="T2">{&lt;</text:span><text:span text:style-name="T5">Номер группы&gt;}{&lt;Номер вопроса в группе&gt;} </text:span>Напечатать определенный вопрос из заданной группы вопросов.</text:p>
      <text:p text:style-name="P1"><text:span text:style-name="T5">\printQ{&lt;Номер вопроса в общем списке&gt;}</text:span><text:span text:style-name="T4"> Команда, позволяющая напечатать вопрос с заданным номером из общего списка вопросов.</text:span></text:p>
      <text:p text:style-name="P1"/>
      <text:p text:style-name="P1">4) Команды печати списков вопросов и вариантов.</text:p>
      <text:p text:style-name="P1"><text:span text:style-name="T7">\makelistqvery</text:span> Команда для вывода списка всех вопросов из всех групп по порядку.</text:p>
      <text:p text:style-name="P1"><text:span text:style-name="T5">\printbilet{&lt;Номера вопросов&gt;}</text:span> Напечатать билет с указанными номерами вопросов. Номера вопросов разделяются командой <text:span text:style-name="T7">\and</text:span>.</text:p>
      <text:p text:style-name="P1"><text:span text:style-name="T7">\twotestblok</text:span><text:span text:style-name="T2">{</text:span><text:span text:style-name="T5">&lt;Номера вопросов</text:span><text:span text:style-name="T2"> 1</text:span><text:span text:style-name="T5">&gt;</text:span><text:span text:style-name="T2">}{</text:span><text:span text:style-name="T5">&lt;Номера вопросов 2&gt;</text:span><text:span text:style-name="T2">}</text:span><text:span text:style-name="T5"> </text:span><text:span text:style-name="T3">Напечатать блок 2 билета на </text:span><text:span text:style-name="T6">листе.</text:span></text:p>
      <text:p text:style-name="P1"><text:span text:style-name="T7">\fiertestblok</text:span><text:span text:style-name="T2">{</text:span><text:span text:style-name="T5">&lt;Номера вопросов</text:span><text:span text:style-name="T2"> 1</text:span><text:span text:style-name="T5">&gt;</text:span><text:span text:style-name="T2">}{</text:span><text:span text:style-name="T5">&lt;Номера вопросов</text:span><text:span text:style-name="T2"> 2</text:span><text:span text:style-name="T5">&gt;</text:span><text:span text:style-name="T2">}{</text:span><text:span text:style-name="T5">&lt;Номера вопросов</text:span><text:span text:style-name="T2"> 3</text:span><text:span text:style-name="T5">&gt;</text:span><text:span text:style-name="T2">}{</text:span><text:span text:style-name="T5">&lt;Номера вопросов</text:span><text:span text:style-name="T2"> 4</text:span><text:span text:style-name="T5">&gt;</text:span><text:span text:style-name="T2">}</text:span><text:span text:style-name="T7"> </text:span><text:span text:style-name="T3">Напечатать блок </text:span><text:span text:style-name="T6">4</text:span><text:span text:style-name="T3"> билета на </text:span><text:soft-page-break/><text:span text:style-name="T6">листе.</text:span></text:p>
      <text:p text:style-name="P1"><text:span text:style-name="T7">\printkontrol</text:span><text:span text:style-name="T2">{&lt;</text:span><text:span text:style-name="T5">Кол-во вариантов&gt;}{&lt;Параметр 1&gt;}{&lt;Параметр 2&gt;}</text:span><text:span text:style-name="T4"> Распечатать комплект уникальных вариантов.</text:span></text:p>
      <text:p text:style-name="P1"><text:span text:style-name="T7">\printvariant</text:span><text:span text:style-name="T2">{&lt;Н</text:span><text:span text:style-name="T5">омер варианта&gt;}{&lt;Параметр 1&gt;}{&lt;Параметр 2&gt;}</text:span><text:span text:style-name="T6"> Распечатать заданный вариант.</text:span></text:p>
      <text:p text:style-name="P3"><text:span text:style-name="T6">Параметр 1 задает номер начальной задачи для 1-го раздела для 1-го варианта.</text:span></text:p>
      <text:p text:style-name="P3"><text:span text:style-name="T6">Параметр 2 задает смещение между вопросами варианта.</text:span></text:p>
      <text:p text:style-name="P1"><text:span text:style-name="T5">\printsection{&lt;Номер группы&gt;}{&lt;Заголовок 1&gt;}{&lt;Заголовок 2&gt;}</text:span><text:span text:style-name="T1"> </text:span>Распечатать группу вопросов.</text:p>
      <text:p text:style-name="P1"/>
      <text:p text:style-name="P1">5) Переменные шаблона</text:p>
      <text:p text:style-name="P3">\kafedra{&lt;Название кафедры&gt;}</text:p>
      <text:p text:style-name="P3">\zavkaf{&lt;Фамилия И.О.&gt;}</text:p>
      <text:p text:style-name="P3">\datautv{&lt;чч.мv.гг&gt;}</text:p>
      <text:p text:style-name="P3">\vuz{&lt;Название ВУЗа&gt;}</text:p>
      <text:p text:style-name="P3">\bilettitle{&lt;Заголовок билета&gt;}</text:p>
      <text:p text:style-name="P3">\biletauthor{&lt;Фамилия И.О.&gt;}</text:p>
      <text:p text:style-name="P3">\predmet{&lt;Название предмета&gt;}</text:p>
      <text:p text:style-name="P3">\spez{&lt;Специальности&gt;}</text:p>
      <text:p text:style-name="P1"/>
      <text:p text:style-name="P1">6) Команды и окружения.</text:p>
      <text:p text:style-name="P1"><text:span text:style-name="T7">\ControlHeader</text:span> Команда для заголовка контрольной.</text:p>
      <text:p text:style-name="P1"><text:span text:style-name="T7">\BiletHeader</text:span> Команда для заголовка билета.</text:p>
      <text:p text:style-name="P1"><text:span text:style-name="T7">\BiletFooter</text:span> Команда для нижней части билета.</text:p>
      <text:p text:style-name="P1"><text:span text:style-name="T7">EkzBilet</text:span> Окружение для билета</text:p>
      <text:p text:style-name="P1"><text:span text:style-name="T7">ListQvery</text:span> Окружение для списка вопросов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Цымай</meta:initial-creator>
    <meta:creation-date>2012-10-07T22:53:13.90</meta:creation-date>
    <meta:document-statistic meta:table-count="0" meta:image-count="0" meta:object-count="0" meta:page-count="2" meta:paragraph-count="42" meta:word-count="264" meta:character-count="2349"/>
    <dc:date>2012-10-07T22:53:59.22</dc:date>
    <dc:creator>Дмитрий Цымай</dc:creator>
    <meta:editing-duration>PT47S</meta:editing-duration>
    <meta:editing-cycles>1</meta:editing-cycles>
    <meta:generator>OpenOffice.org/3.3$Win32 OpenOffice.org_project/330m20$Build-9567</meta:generator>
  </office:meta>
</office:document-meta>
</file>